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  <style:style style:name="P15" style:family="paragraph" style:parent-style-name="Text_20_body" style:list-style-name="L15">
      <style:paragraph-properties fo:margin-left="0.0in" fo:margin-right="0in" fo:text-indent="0in" style:auto-text-indent="false" fo:margin-top="0in" fo:margin-bottom="0in"/>
    </style:style>
    <style:style style:name="P16" style:family="paragraph" style:parent-style-name="Text_20_body" style:list-style-name="L16">
      <style:paragraph-properties fo:margin-left="0.0in" fo:margin-right="0in" fo:text-indent="0in" style:auto-text-indent="false" fo:margin-top="0in" fo:margin-bottom="0in"/>
    </style:style>
    <style:style style:name="P17" style:family="paragraph" style:parent-style-name="Text_20_body" style:list-style-name="L17">
      <style:paragraph-properties fo:margin-left="0.0in" fo:margin-right="0in" fo:text-indent="0in" style:auto-text-indent="false" fo:margin-top="0in" fo:margin-bottom="0in"/>
    </style:style>
    <style:style style:name="P18" style:family="paragraph" style:parent-style-name="Text_20_body" style:list-style-name="L18">
      <style:paragraph-properties fo:margin-left="0.0in" fo:margin-right="0in" fo:text-indent="0in" style:auto-text-indent="false" fo:margin-top="0in" fo:margin-bottom="0in"/>
    </style:style>
  </office:automatic-styles>
  <office:body>
    <office:text>
      <text:p text:style-name="Text_20_body">Date: 2013-12-20 Title: 4e - Séquence III : "Ah ! que le temps vienne..." : les poètes et le temps, du Moyen Âge au XVIIe siècle Excerpt: Séquence sur "les poètes et le temps du Moyen Âge au XVIIe siècle.</text:p>
      <text:h text:style-name="Heading_20_1" text:outline-level="1">Présentation de la séquence</text:h>
      <text:h text:style-name="Heading_20_2" text:outline-level="2">Problématique</text:h>
      <text:p text:style-name="First_20_paragraph">Pourquoi les poètes parlent-ils si souvent du temps ? Qu'en disent-ils et comment ?</text:p>
      <text:h text:style-name="Heading_20_2" text:outline-level="2">Connaissances</text:h>
      <text:p text:style-name="First_20_paragraph">Je suis capable de définir et d'utiliser dans une phrase :</text:p>
      <text:list text:style-name="L1">
        <text:list-item>
          <text:p text:style-name="P1">du vocabulaire relatif aux poèmes lus : allégorie, thèmes du <text:span text:style-name="T1">carpe</text:span><text:span text:style-name="T2"> </text:span><text:span text:style-name="T3">diem</text:span>, de la fuite du temps (<text:span text:style-name="T4">tempus</text:span><text:span text:style-name="T5"> </text:span><text:span text:style-name="T6">fugit</text:span>), du <text:span text:style-name="T7">memento</text:span><text:span text:style-name="T8"> </text:span><text:span text:style-name="T9">mori</text:span>, strophe, quatrain, tercet (sizain, quintil, distique), décasyllabe, alexandrin (et les autres mètres), sonnet, ode, comparaison, métaphore, hyperbole, assonance, allitération, vanité ;</text:p>
        </text:list-item>
        <text:list-item>
          <text:p text:style-name="P1">du vocabulaire relatif à la maîtrise de la langue : complément d'objet (CO, COD, COI, COS) ; phrase simple, phrase complexe, compléments circonstanciels (de temps, de lieu, de manière, de moyen, de cause, de but, de conséquence).</text:p>
        </text:list-item>
      </text:list>
      <text:h text:style-name="Heading_20_2" text:outline-level="2">Capacités</text:h>
      <text:p text:style-name="First_20_paragraph">Je suis capable :</text:p>
      <text:list text:style-name="L2">
        <text:list-item>
          <text:p text:style-name="P2">de situer des poètes majeurs du Moyen âge au XVIIe siècle dans le temps et de citer certaines de leurs oeuvres : Rutebeuf, François Villon, Louise Labé, Pierre de Ronsard, Pierre de Marbeuf, Joachim du Bellay ;</text:p>
        </text:list-item>
        <text:list-item>
          <text:p text:style-name="P2">de citer des oeuvres picturales sur le thème du temps et en faire une lecture ;</text:p>
        </text:list-item>
        <text:list-item>
          <text:p text:style-name="P2">de lire un poème et repérer le thème du temps et ses déclinaisons ;</text:p>
        </text:list-item>
        <text:list-item>
          <text:p text:style-name="P2">d'écrire un poème sur le thème du temps en choisissant une forme poétique ;</text:p>
        </text:list-item>
        <text:list-item>
          <text:p text:style-name="P2">de reconnaître dans une phrase les compléments d'objet et les identifier ;</text:p>
        </text:list-item>
        <text:list-item>
          <text:p text:style-name="P2">d'accorder des participes passés ;</text:p>
        </text:list-item>
        <text:list-item>
          <text:p text:style-name="P2">de distinguer la phrase simple et la phrase complexe ;</text:p>
        </text:list-item>
        <text:list-item>
          <text:p text:style-name="P2">d'identifier des compléments circonstanciels et d'en préciser la nuance de sens.</text:p>
        </text:list-item>
      </text:list>
      <text:h text:style-name="Heading_20_1" text:outline-level="1">Séance 1 : ouverture : allégories des trois âges de la vie</text:h>
      <text:p text:style-name="First_20_paragraph">Que signifie parler du temps ? Quels sont les thèmes récurrents ?</text:p>
      <text:h text:style-name="Heading_20_2" text:outline-level="2">Objectifs</text:h>
      <text:p text:style-name="First_20_paragraph">Je suis capable :</text:p>
      <text:list text:style-name="L3">
        <text:list-item>
          <text:p text:style-name="P3">de dire en quoi le tableau du Titien, <text:span text:style-name="T10">Les</text:span><text:span text:style-name="T11"> </text:span><text:span text:style-name="T12">trois</text:span><text:span text:style-name="T13"> </text:span><text:span text:style-name="T14">âges</text:span><text:span text:style-name="T15"> </text:span><text:span text:style-name="T16">de</text:span><text:span text:style-name="T17"> </text:span><text:span text:style-name="T18">la</text:span><text:span text:style-name="T19"> </text:span><text:span text:style-name="T20">vie</text:span>, représente des allégories du temps ;</text:p>
        </text:list-item>
        <text:list-item>
          <text:p text:style-name="P3">d'identifier, dans une oeuvre (picturale en l'occurrence), les thèmes du <text:span text:style-name="T21">carpe</text:span><text:span text:style-name="T22"> </text:span><text:span text:style-name="T23">diem</text:span>, du temps qui passe et du <text:span text:style-name="T24">memento</text:span><text:span text:style-name="T25"> </text:span><text:span text:style-name="T26">mori</text:span> ;</text:p>
        </text:list-item>
        <text:list-item>
          <text:p text:style-name="P3">de définir et d'utiliser dans une phrase les mots "allégorie" et "vanité".</text:p>
        </text:list-item>
      </text:list>
      <text:h text:style-name="Heading_20_2" text:outline-level="2">Support</text:h>
      <text:p text:style-name="First_20_paragraph">Tableau <text:span text:style-name="T27">Les</text:span><text:span text:style-name="T28"> </text:span><text:span text:style-name="T29">trois</text:span><text:span text:style-name="T30"> </text:span><text:span text:style-name="T31">âges</text:span><text:span text:style-name="T32"> </text:span><text:span text:style-name="T33">de</text:span><text:span text:style-name="T34"> </text:span><text:span text:style-name="T35">la</text:span><text:span text:style-name="T36"> </text:span><text:span text:style-name="T37">vie</text:span>, Le Titien, 1512 ; lelivrescolaire.fr</text:p>
      <text:h text:style-name="Heading_20_2" text:outline-level="2">Activité préparatoire</text:h>
      <text:p text:style-name="First_20_paragraph">Chercher un poème ou une chanson sur le temps.</text:p>
      <text:h text:style-name="Heading_20_2" text:outline-level="2">Activités en classe</text:h>
      <text:p text:style-name="First_20_paragraph">Recherche, dans les connaissances culturelles des élèves, des thèmes associés au temps.</text:p>
      <text:p text:style-name="Text_20_body">Lecture d'image.</text:p>
      <text:h text:style-name="Heading_20_2" text:outline-level="2">Références</text:h>
      <text:p text:style-name="First_20_paragraph">[Lelivrescolaire] (http://lelivrescolaire.fr/1667/2_Les_poetes_et_le_temps_du_Moyen_Age_au_XVIIe%C2%A0siecle%C2%A0.html#Document=3136)</text:p>
      <text:h text:style-name="Heading_20_1" text:outline-level="1">Séance 2 : le temps d'aimer, le temps du trouble : les amants se répondent</text:h>
      <text:h text:style-name="Heading_20_2" text:outline-level="2">Objectifs</text:h>
      <text:p text:style-name="First_20_paragraph">Je suis capable :</text:p>
      <text:list text:style-name="L4">
        <text:list-item>
          <text:p text:style-name="P4">de reconnaître un sonnet ;</text:p>
        </text:list-item>
        <text:list-item>
          <text:p text:style-name="P4">de définir et d'utiliser le vocabulaire de la versification : strophe, quatrain, tercet (sizain, quintil, distique), décasyllabe, alexandrin (et les autres mètres), sonnet ;</text:p>
        </text:list-item>
        <text:list-item>
          <text:p text:style-name="P4">de définir et d'utiliser le vocabulaire de l'analyse stylistique : comparaison, métaphore, hyperbole ;</text:p>
        </text:list-item>
        <text:list-item>
          <text:p text:style-name="P4">de dire le poème en faisant attention à la prosodie.</text:p>
        </text:list-item>
      </text:list>
      <text:h text:style-name="Heading_20_2" text:outline-level="2">Supports</text:h>
      <text:p text:style-name="First_20_paragraph">Sonnets de Louise Labé, "Ô beaux yeux bruns" (Sonnet II, 1555) et d'Olivier de Magny (<text:span text:style-name="T38">Les</text:span><text:span text:style-name="T39"> </text:span><text:span text:style-name="T40">Soupirs</text:span>, Sonnet LV, 1556).</text:p>
      <text:h text:style-name="Heading_20_2" text:outline-level="2">Activités en classe</text:h>
      <text:p text:style-name="First_20_paragraph">Lectures analytiques des textes.</text:p>
      <text:h text:style-name="Heading_20_2" text:outline-level="2">Références</text:h>
      <text:list text:style-name="L5">
        <text:list-item>
          <text:p text:style-name="P5">[Site Letters Académie de Lyon] (http://www2.ac-lyon.fr/enseigne/lettres/louise/sonnets/ii.html)</text:p>
        </text:list-item>
        <text:list-item>
          <text:p text:style-name="P5">[Site Letters Académie de Lyon] (http://www2.ac-lyon.fr/enseigne/lettres/louise/lyon/petrarca.html)</text:p>
        </text:list-item>
        <text:list-item>
          <text:p text:style-name="P5">[Lelivrescolaire] (http://lelivrescolaire.fr/1668/2_A_Le_temps_d_aimer_Le_temps_du_trouble_les_amants_se_repondent.html#Document=913)</text:p>
        </text:list-item>
      </text:list>
      <text:h text:style-name="Heading_20_1" text:outline-level="1">Séance 3 : profiter du temps présent : <text:span text:style-name="T41">Carpe</text:span><text:span text:style-name="T42"> </text:span><text:span text:style-name="T43">diem</text:span></text:h>
      <text:p text:style-name="First_20_paragraph">Comment le poète Pierre de Ronsard, et quelques autres à la suite du poète latin Horace, tentent-ils de convaincre les jeunes destinataires de leurs poèmes de "cueillir le jour présent" ? Ce discours du <text:span text:style-name="T44">Carpe</text:span><text:span text:style-name="T45"> </text:span><text:span text:style-name="T46">diem</text:span> est-il une invitation à l'amour ou plutôt une leçon de morale un peu cruelle ?</text:p>
      <text:h text:style-name="Heading_20_2" text:outline-level="2">Objectifs</text:h>
      <text:p text:style-name="First_20_paragraph">Je suis capable :</text:p>
      <text:list text:style-name="L6">
        <text:list-item>
          <text:p text:style-name="P6">de comprendre en quoi et comment les poèmes du corpus s'inscrivent dans la tradition du <text:span text:style-name="T47">Carpe</text:span><text:span text:style-name="T48"> </text:span><text:span text:style-name="T49">diem</text:span> ;</text:p>
        </text:list-item>
        <text:list-item>
          <text:p text:style-name="P6">faire le lien avec le discours sur la mort représenté par les Vanités.</text:p>
        </text:list-item>
      </text:list>
      <text:h text:style-name="Heading_20_2" text:outline-level="2">Supports</text:h>
      <text:p text:style-name="First_20_paragraph">Ode I, 11 d'Horace "A Leuconoé". Poèmes de Pierre de Ronsard (<text:span text:style-name="T50">Nouvelle</text:span><text:span text:style-name="T51"> </text:span><text:span text:style-name="T52">Continuation</text:span><text:span text:style-name="T53"> </text:span><text:span text:style-name="T54">des</text:span><text:span text:style-name="T55"> </text:span><text:span text:style-name="T56">Amours</text:span>, 1556 ; "Quand vous serez bien vieille", <text:span text:style-name="T57">Sonnets</text:span><text:span text:style-name="T58"> </text:span><text:span text:style-name="T59">pour</text:span><text:span text:style-name="T60"> </text:span><text:span text:style-name="T61">Hélène</text:span>, 1578), Pierre de Corneille ("Stances à Marquise", 1658), Charles Baudelaire ("Remords posthumes", <text:span text:style-name="T62">Les</text:span><text:span text:style-name="T63"> </text:span><text:span text:style-name="T64">Fleurs</text:span><text:span text:style-name="T65"> </text:span><text:span text:style-name="T66">du</text:span><text:span text:style-name="T67"> </text:span><text:span text:style-name="T68">mal</text:span>, 1857), Raymond Queneau ("Si tu t'imagines", <text:span text:style-name="T69">L'Instant</text:span><text:span text:style-name="T70"> </text:span><text:span text:style-name="T71">fatal</text:span>, 1948).</text:p>
      <text:h text:style-name="Heading_20_2" text:outline-level="2">Activités préparatoires</text:h>
      <text:p text:style-name="First_20_paragraph">Lire les textes.</text:p>
      <text:h text:style-name="Heading_20_2" text:outline-level="2">Activtés en classe</text:h>
      <text:p text:style-name="First_20_paragraph">Lecture analytique du poème de Ronsard, "Quand vous serez bien vieille".</text:p>
      <text:p text:style-name="Text_20_body">Lecture des poèmes et comparaison pour trouver les points communs : invitation à profiter du temps présent, intention amoureuse, rappels du caractère éphémère de la vie et du risque des regrets.</text:p>
      <text:p text:style-name="Text_20_body">Lecture de l'ode d'Horace à l'origine de la tradition littéraire du <text:span text:style-name="T72">Carpe</text:span><text:span text:style-name="T73"> </text:span><text:span text:style-name="T74">diem</text:span>, Livre I des <text:span text:style-name="T75">Odes</text:span>.</text:p>
      <text:h text:style-name="Heading_20_2" text:outline-level="2">Références</text:h>
      <text:list text:style-name="L7">
        <text:list-item>
          <text:p text:style-name="P7">[Espace-horace] (http://www.espace-horace.org/iter2/ode_I_11.htm)</text:p>
        </text:list-item>
        <text:list-item>
          <text:p text:style-name="P7">[Asphodele / Le Web pédagogique] (http://lewebpedagogique.com/asphodele/2012/10/25/latin-horace-odes-i-11-carpe-diem-3/)</text:p>
        </text:list-item>
        <text:list-item>
          <text:p text:style-name="P7">[Magister] (http://www.site-magister.com/grouptxt.htm)</text:p>
        </text:list-item>
        <text:list-item>
          <text:p text:style-name="P7">[Lelivrescolaire] (http://lelivrescolaire.fr/1669/2_Profiter_du_temps_present%C2%A0_Carpe_Diem.html#Document=1255)</text:p>
        </text:list-item>
      </text:list>
      <text:h text:style-name="Heading_20_1" text:outline-level="1">Séance 4 : les compléments d'objet</text:h>
      <text:h text:style-name="Heading_20_2" text:outline-level="2">Objectifs</text:h>
      <text:p text:style-name="First_20_paragraph">Je suis capable :</text:p>
      <text:list text:style-name="L8">
        <text:list-item>
          <text:p text:style-name="P8">de définir ce qu'est un complément d'objet (COD, COI, COS) et de dire à quoi il sert ;</text:p>
        </text:list-item>
        <text:list-item>
          <text:p text:style-name="P8">de relever dans un texte les compléments d'objet des verbes ;</text:p>
        </text:list-item>
        <text:list-item>
          <text:p text:style-name="P8">de distinguer entre verbes d'action et verbes d'état, puis entre verbes transitifs et intransitifs, enfin entre verbes transitifs directs et indirects.</text:p>
        </text:list-item>
      </text:list>
      <text:h text:style-name="Heading_20_2" text:outline-level="2">Activités en classe</text:h>
      <text:p text:style-name="First_20_paragraph">Relever les COD dans le poème de Ronsard, "Hé que voulez-vous dire ?"</text:p>
      <text:p text:style-name="Text_20_body">Elaboration d'une première définition du complément d'objet.</text:p>
      <text:p text:style-name="Text_20_body">Exemples complémentaires.</text:p>
      <text:p text:style-name="Text_20_body">Elaboration d'une deuxième définition du complément d'objet.</text:p>
      <text:p text:style-name="Text_20_body">Exercices d'entraînement.</text:p>
      <text:p text:style-name="Text_20_body">(Types de verbes, distinction entre COD, COI, COS)</text:p>
      <text:h text:style-name="Heading_20_1" text:outline-level="1">Séance 5 : les âges de la vie dans la peinture</text:h>
      <text:p text:style-name="First_20_paragraph">Comment représenter le temps en peinture ? Que nous révèlent les différentes représentations du regard porté sur le temps qui passe ?</text:p>
      <text:h text:style-name="Heading_20_2" text:outline-level="2">Objectifs</text:h>
      <text:p text:style-name="First_20_paragraph">Je suis capable :</text:p>
      <text:list text:style-name="L9">
        <text:list-item>
          <text:p text:style-name="P9">de définir et d'employer dans une phrase le mot "vanité" et l'expression <text:span text:style-name="T76">memento</text:span><text:span text:style-name="T77"> </text:span><text:span text:style-name="T78">mori</text:span> ;</text:p>
        </text:list-item>
        <text:list-item>
          <text:p text:style-name="P9">d'identifier un thème dans des tableaux d'époques différentes et d'en comparer les traitements.</text:p>
        </text:list-item>
      </text:list>
      <text:h text:style-name="Heading_20_2" text:outline-level="2">Supports</text:h>
      <text:list text:style-name="L10">
        <text:list-item>
          <text:p text:style-name="P10">Enluminure anonyme du manuscrit <text:span text:style-name="T79">De</text:span><text:span text:style-name="T80"> </text:span><text:span text:style-name="T81">proprietatibus</text:span><text:span text:style-name="T82"> </text:span><text:span text:style-name="T83">rerum</text:span>, texte de Barthélémy l’Anglais, xve siècle, BnF, Paris BnF.</text:p>
        </text:list-item>
        <text:list-item>
          <text:p text:style-name="P10">Hans Baldung, <text:span text:style-name="T84">Les</text:span><text:span text:style-name="T85"> </text:span><text:span text:style-name="T86">Trois</text:span><text:span text:style-name="T87"> </text:span><text:span text:style-name="T88">Âges</text:span><text:span text:style-name="T89"> </text:span><text:span text:style-name="T90">de</text:span><text:span text:style-name="T91"> </text:span><text:span text:style-name="T92">la</text:span><text:span text:style-name="T93"> </text:span><text:span text:style-name="T94">vie</text:span><text:span text:style-name="T95"> </text:span><text:span text:style-name="T96">et</text:span><text:span text:style-name="T97"> </text:span><text:span text:style-name="T98">la</text:span><text:span text:style-name="T99"> </text:span><text:span text:style-name="T100">mort</text:span>, 1510, huile sur toile, 48 x 32 cm, Kunsthistorisches Museum, Vienne akg-images/Erich Lessing.</text:p>
        </text:list-item>
        <text:list-item>
          <text:p text:style-name="P10">Hans Holbein le Jeune, <text:span text:style-name="T101">Double</text:span><text:span text:style-name="T102"> </text:span><text:span text:style-name="T103">portrait</text:span><text:span text:style-name="T104"> </text:span><text:span text:style-name="T105">de</text:span><text:span text:style-name="T106"> </text:span><text:span text:style-name="T107">Jean</text:span><text:span text:style-name="T108"> </text:span><text:span text:style-name="T109">de</text:span><text:span text:style-name="T110"> </text:span><text:span text:style-name="T111">Dinteville</text:span><text:span text:style-name="T112"> </text:span><text:span text:style-name="T113">et</text:span><text:span text:style-name="T114"> </text:span><text:span text:style-name="T115">de</text:span><text:span text:style-name="T116"> </text:span><text:span text:style-name="T117">Georges</text:span><text:span text:style-name="T118"> </text:span><text:span text:style-name="T119">de</text:span><text:span text:style-name="T120"> </text:span><text:span text:style-name="T121">Selve</text:span><text:span text:style-name="T122"> </text:span><text:span text:style-name="T123">ou</text:span><text:span text:style-name="T124"> </text:span><text:span text:style-name="T125">Les</text:span><text:span text:style-name="T126"> </text:span><text:span text:style-name="T127">Ambassadeurs</text:span>, 1533, Huile sur panneau, 207 x 209,5 cm, Londres, The National Gallery.</text:p>
        </text:list-item>
        <text:list-item>
          <text:p text:style-name="P10">Frans Hals, <text:span text:style-name="T128">Jeune</text:span><text:span text:style-name="T129"> </text:span><text:span text:style-name="T130">homme</text:span><text:span text:style-name="T131"> </text:span><text:span text:style-name="T132">tenant</text:span><text:span text:style-name="T133"> </text:span><text:span text:style-name="T134">un</text:span><text:span text:style-name="T135"> </text:span><text:span text:style-name="T136">crâne</text:span><text:span text:style-name="T137"> </text:span><text:span text:style-name="T138">(vanité)</text:span>, 1626-1628, huile sur toile, 92 x 88 cm, National Gallery, Londres The National Gallery, Londres, Dist. RMN/National Gallery Photographic Department.</text:p>
        </text:list-item>
        <text:list-item>
          <text:p text:style-name="P10">Gustav Klimt, <text:span text:style-name="T139">Les</text:span><text:span text:style-name="T140"> </text:span><text:span text:style-name="T141">Trois</text:span><text:span text:style-name="T142"> </text:span><text:span text:style-name="T143">Âges</text:span><text:span text:style-name="T144"> </text:span><text:span text:style-name="T145">de</text:span><text:span text:style-name="T146"> </text:span><text:span text:style-name="T147">la</text:span><text:span text:style-name="T148"> </text:span><text:span text:style-name="T149">femme</text:span>, huile sur toile, 1905, (180 x 180 cm), Galerie Nationale d'Art Moderne, Rome akg-images/Erich Lessing.</text:p>
        </text:list-item>
      </text:list>
      <text:h text:style-name="Heading_20_2" text:outline-level="2">Activités en classe</text:h>
      <text:p text:style-name="First_20_paragraph">Découverte de l'enluminure ainsi que des oeuvres de Baldung, de Hals et de Klimt. Premières réactions (comparaison).</text:p>
      <text:p text:style-name="Text_20_body">Description et commentaires sur chaque oeuvre, revue plus longuement.</text:p>
      <text:p text:style-name="Text_20_body">Hypothèses de lecture : comment le temps est-il représenté dans ces oeuvres ? Quels regards sont posés par les différents artistes sur le temps ?</text:p>
      <text:p text:style-name="Text_20_body">Découverte du tableau d'Holbein. Hypothèses en lien avec les hypothèses précédentes.</text:p>
      <text:p text:style-name="Text_20_body">Visionnage du film sur le tableau d'Holbein (Canal Educatif à la demande).</text:p>
      <text:p text:style-name="Text_20_body">Dernières hypothèses : de quel temps est-il question dans les oeuvres vues ? Comment est-il représenté ? Quels liens avec les textes de la séquence ?</text:p>
      <text:h text:style-name="Heading_20_2" text:outline-level="2">Références</text:h>
      <text:list text:style-name="L11">
        <text:list-item>
          <text:p text:style-name="P11">[Lelivrescolaire] (http://lelivrescolaire.fr/1673/2_Les_ages_de_la_vie_dans_la_peinture.html#Document=3346)</text:p>
        </text:list-item>
        <text:list-item>
          <text:p text:style-name="P11">[Canal Educatif à la demande] (http://youtu.be/eqBmn7kMYmU)</text:p>
        </text:list-item>
      </text:list>
      <text:h text:style-name="Heading_20_1" text:outline-level="1">Séance 6 : les compléments circonstanciels</text:h>
      <text:h text:style-name="Heading_20_2" text:outline-level="2">Objectifs</text:h>
      <text:p text:style-name="First_20_paragraph">Je suis capable :</text:p>
      <text:list text:style-name="L12">
        <text:list-item>
          <text:p text:style-name="P12">d'identifier des compléments circonstanciels et d'en préciser la nuance de sens : compléments circonstanciels de temps, de lieu, de manière, de moyen, de cause, de but, de conséquence.</text:p>
        </text:list-item>
      </text:list>
      <text:h text:style-name="Heading_20_2" text:outline-level="2">Support</text:h>
      <text:p text:style-name="First_20_paragraph">Charles Baudelaire, "Remords posthumes", <text:span text:style-name="T150">Les</text:span><text:span text:style-name="T151"> </text:span><text:span text:style-name="T152">Fleurs</text:span><text:span text:style-name="T153"> </text:span><text:span text:style-name="T154">du</text:span><text:span text:style-name="T155"> </text:span><text:span text:style-name="T156">mal</text:span>, 1857 [Lelivrescolaire] (http://lelivrescolaire.fr/1764/2_Les_complements_circonstanciels.html)</text:p>
      <text:h text:style-name="Heading_20_2" text:outline-level="2">Activités en classe</text:h>
      <text:p text:style-name="First_20_paragraph">Relever les compléments circonstanciels de temps dans le poème de Charles Baudelaire.</text:p>
      <text:p text:style-name="Text_20_body">Elaboration d'une première définition du complément circonstanciel.</text:p>
      <text:p text:style-name="Text_20_body">Exemples complémentaires.</text:p>
      <text:p text:style-name="Text_20_body">Elaboration d'une deuxième définition du complément circonstanciel.</text:p>
      <text:p text:style-name="Text_20_body">Exercices d'entraînement.</text:p>
      <text:h text:style-name="Heading_20_1" text:outline-level="1">Séance 7 : La fuite du temps : le temps de l'oubli</text:h>
      <text:p text:style-name="First_20_paragraph">Comment Rutebeuf traduit-il le thème de la fuite du temps dans son poème "La Complainte Rutebeuf" ?</text:p>
      <text:h text:style-name="Heading_20_2" text:outline-level="2">Objectifs</text:h>
      <text:p text:style-name="First_20_paragraph">Je suis capable :</text:p>
      <text:list text:style-name="L13">
        <text:list-item>
          <text:p text:style-name="P13">de dégager le sens du poème en rapport avec le thème de la séquence ;</text:p>
        </text:list-item>
        <text:list-item>
          <text:p text:style-name="P13">de définir et d'utiliser dans une phrase le mot "métaphore" ;</text:p>
        </text:list-item>
        <text:list-item>
          <text:p text:style-name="P13">de relever un champ lexical dans un texte.</text:p>
        </text:list-item>
      </text:list>
      <text:h text:style-name="Heading_20_2" text:outline-level="2">Support</text:h>
      <text:list text:style-name="L14">
        <text:list-item>
          <text:p text:style-name="P14">"La Complainte Rutebeuf", XIIIe siècle, Rutebeuf (texte original - extrait - et traduction).</text:p>
        </text:list-item>
        <text:list-item>
          <text:p text:style-name="P14">"Pauvre Rutebeuf", 1956, chanson de Léo Ferré.</text:p>
        </text:list-item>
      </text:list>
      <text:h text:style-name="Heading_20_2" text:outline-level="2">Déroulement</text:h>
      <text:p text:style-name="First_20_paragraph">Lecture à voix haute du poème en traduction puis en ancien français.</text:p>
      <text:p text:style-name="Text_20_body">Hypothèses sur le thème de la séance (le titre, ni les objectifs n'ont été donnés).</text:p>
      <text:p text:style-name="Text_20_body">Lecture analytique (titre du poème : "complainte" ; regrets du poète ; métaphore du vent ; champ lexical de l'éparpillement).</text:p>
      <text:p text:style-name="Text_20_body">Écoute de la chanson de Léo Ferré, adaptée de trois poèmes de Rutebeuf : "Le dit de la grièsche d'hiver", "La complainte de Rutebeuf sur son oeil", "Le mariage de Rutebeuf".</text:p>
      <text:h text:style-name="Heading_20_1" text:outline-level="1">Séance 8 : les indices d'énonciation : qui parle ? où ? quand ?</text:h>
      <text:h text:style-name="Heading_20_2" text:outline-level="2">Objectifs</text:h>
      <text:p text:style-name="First_20_paragraph">Je suis capable :</text:p>
      <text:list text:style-name="L15">
        <text:list-item>
          <text:p text:style-name="P15">de relever dans un texte les indices d'énonciation ;</text:p>
        </text:list-item>
        <text:list-item>
          <text:p text:style-name="P15">d'expliquer la différence entre un énoncé ancré dans la situation d'énonciation et un énoncé coupé da la situation d'énonciation.</text:p>
        </text:list-item>
      </text:list>
      <text:h text:style-name="Heading_20_2" text:outline-level="2">Supports</text:h>
      <text:list text:style-name="L16">
        <text:list-item>
          <text:p text:style-name="P16">Poème de Victor Hugo, "Demain, dès l'aube", Les Contemplations, 1856.</text:p>
        </text:list-item>
        <text:list-item>
          <text:p text:style-name="P16">Extrait de <text:span text:style-name="T157">L'Avare</text:span>, acte V, scène 3, 1668.</text:p>
        </text:list-item>
        <text:list-item>
          <text:p text:style-name="P16">Incipits de <text:span text:style-name="T158">Colomba</text:span>, 1840, Prosper Mérimée ; <text:span text:style-name="T159">Les</text:span><text:span text:style-name="T160"> </text:span><text:span text:style-name="T161">Misérables</text:span>, 1862, Victor Hugo, <text:span text:style-name="T162">Le</text:span><text:span text:style-name="T163"> </text:span><text:span text:style-name="T164">Fantôme</text:span><text:span text:style-name="T165"> </text:span><text:span text:style-name="T166">de</text:span><text:span text:style-name="T167"> </text:span><text:span text:style-name="T168">l'opéra</text:span>, 1910, Gaston Leroux.</text:p>
        </text:list-item>
        <text:list-item>
          <text:p text:style-name="P16">Chanson "La Lettre", Renan Luce.</text:p>
        </text:list-item>
      </text:list>
      <text:h text:style-name="Heading_20_2" text:outline-level="2">Déroulement</text:h>
      <text:p text:style-name="First_20_paragraph">Lecture à dévoilement progressif du poème de Hugo (trouvé dans mon casier) : lettre d'amour ? Pourquoi "triste" ? Pourquoi Harfleur ? Pourquoi "tombe" ? Demande de renseignements auprès de collègue de français : poème de Victor Hugo ! Quels indices m'ont induit en erreur ? Lesquels m'ont permis de comprendre ma méprise ?</text:p>
      <text:p text:style-name="Text_20_body">Comparer avec les extraits de <text:span text:style-name="T169">Colomba</text:span> et des <text:span text:style-name="T170">Misérables</text:span>.</text:p>
      <text:p text:style-name="Text_20_body">Relever les indices d'énonciation dans l'extrait de <text:span text:style-name="T171">L'Avare</text:span> : qui parle ? à qui ? de quoi parlent-ils (quiproquo) ?</text:p>
      <text:p text:style-name="Text_20_body">Écoute de la chanson de Renan Luce, qui joue sur le manque d'indices d'énonciation.</text:p>
      <text:h text:style-name="Heading_20_1" text:outline-level="1">Séance 9 : le temps de la nostalgie</text:h>
      <text:h text:style-name="Heading_20_2" text:outline-level="2">Objectifs</text:h>
      <text:p text:style-name="First_20_paragraph">Je suis capable :</text:p>
      <text:list text:style-name="L17">
        <text:list-item>
          <text:p text:style-name="P17">de définir le genre de la ballade ;</text:p>
        </text:list-item>
        <text:list-item>
          <text:p text:style-name="P17">de dégager le sens d'un texte en élucidant ses implicites culturels.</text:p>
        </text:list-item>
      </text:list>
      <text:h text:style-name="Heading_20_2" text:outline-level="2">Supports</text:h>
      <text:list text:style-name="L18">
        <text:list-item>
          <text:p text:style-name="P18">Poème de François Villon, "Ballade des dames du temps jadis", extrait du <text:span text:style-name="T172">Testament</text:span>, 1461.</text:p>
        </text:list-item>
        <text:list-item>
          <text:p text:style-name="P18">Chanson de Georges Brassens, "La ballade des dames du temps jadis", album <text:span text:style-name="T173">Le</text:span><text:span text:style-name="T174"> </text:span><text:span text:style-name="T175">Vent</text:span>, 1953.</text:p>
        </text:list-item>
      </text:list>
      <text:h text:style-name="Heading_20_1" text:outline-level="1">Séance 10 : bilan de la séquence</text:h>
      <text:h text:style-name="Heading_20_1" text:outline-level="1">Évaluation</text:h>
      <text:p text:style-name="First_20_paragraph">Questionnaire sur le poè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